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5E0000005E47394922.png"/>
  <manifest:file-entry manifest:media-type="image/gif" manifest:full-path="Pictures/100002000000092D0000027F23AB748E.gif"/>
  <manifest:file-entry manifest:media-type="image/png" manifest:full-path="Pictures/1000020100000D5500000A007CC6891E.png"/>
  <manifest:file-entry manifest:media-type="image/png" manifest:full-path="Pictures/100000000000000800000008DD0ADA29.png"/>
  <manifest:file-entry manifest:media-type="" manifest:full-path="Pictures/20000002000002D1000001F98405D078.eps"/>
  <manifest:file-entry manifest:media-type="image/png" manifest:full-path="Pictures/1000020100000BF7000006A8C82785E2.png"/>
  <manifest:file-entry manifest:media-type="image/png" manifest:full-path="Pictures/1000020100000014000000143340DEF6.png"/>
  <manifest:file-entry manifest:media-type="image/png" manifest:full-path="Pictures/100000000000005E0000005EB1FC5B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fill-image-width="0cm" draw:fill-image-height="0cm" style:repeat="repea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draw:fill-image-width="0cm" draw:fill-image-height="0cm" style:repeat="repea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0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13.462cm"/>
    </style:style>
    <style:style style:name="P1" style:family="paragraph">
      <style:paragraph-properties fo:text-align="center"/>
    </style:style>
    <style:style style:name="P2" style:family="paragraph">
      <style:text-properties fo:font-family="'URW Chancery L'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family="'URW Chancery L'" style:font-pitch="variable" fo:font-size="60pt" style:font-size-asian="60pt" style:font-size-complex="60pt"/>
    </style:style>
    <style:style style:name="P5" style:family="paragraph">
      <style:text-properties fo:font-size="20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family="'URW Chancery L'" style:font-pitch="variable" fo:font-size="60pt" style:font-size-asian="60pt" style:font-size-complex="60pt"/>
    </style:style>
    <style:style style:name="T1" style:family="text">
      <style:text-properties fo:font-family="'URW Chancery L'" style:font-pitch="variable"/>
    </style:style>
    <style:style style:name="T2" style:family="text">
      <style:text-properties fo:font-family="'URW Chancery L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cm" svg:height="7.617cm" svg:x="0.001cm" svg:y="4.031cm">
          <draw:image xlink:href="Pictures/100002000000092D0000027F23AB748E.gif" xlink:type="simple" xlink:show="embed" xlink:actuate="onLoad">
            <text:p/>
          </draw:image>
        </draw:frame>
        <draw:frame presentation:style-name="pr1" draw:text-style-name="P2" draw:layer="layout" svg:width="28.036cm" svg:height="4.015cm" svg:x="0cm" svg:y="16.991cm" presentation:class="title" presentation:user-transformed="true">
          <draw:text-box>
            <text:p><text:span text:style-name="T1">Mariusz <text:s text:c="4"/>– <text:s text:c="4"/>Michael <text:s text:c="4"/>– <text:s text:c="4"/>Joe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text-style-name="P4" draw:layer="layout" svg:width="28.036cm" svg:height="4.015cm" svg:x="0.158cm" svg:y="0.049cm" presentation:class="title" presentation:user-transformed="true">
          <draw:text-box>
            <text:p text:style-name="P3"><text:span text:style-name="T2"><text:s/></text:span><text:span text:style-name="T2">Technology</text:span></text:p>
          </draw:text-box>
        </draw:frame>
        <draw:frame draw:style-name="gr1" draw:text-style-name="P1" draw:layer="layout" svg:width="25.932cm" svg:height="14.426cm" svg:x="1.232cm" svg:y="4.826cm">
          <draw:image xlink:href="Pictures/1000020100000BF7000006A8C82785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presentation:style-name="pr1" draw:text-style-name="P2" draw:layer="layout" svg:width="28.036cm" svg:height="4.015cm" svg:x="0cm" svg:y="16.991cm" presentation:class="title" presentation:user-transformed="true">
          <draw:text-box>
            <text:p text:style-name="P6"><text:span text:style-name="T1">www.WeCompare.ch </text:span></text:p>
          </draw:text-box>
        </draw:frame>
        <draw:frame presentation:style-name="pr1" draw:text-style-name="P4" draw:layer="layout" svg:width="28.036cm" svg:height="4.015cm" svg:x="0.158cm" svg:y="0.049cm" presentation:class="title" presentation:user-transformed="true">
          <draw:text-box>
            <text:p text:style-name="P3"><text:span text:style-name="T2"><text:s/></text:span><text:span text:style-name="T2">Technology</text:span></text:p>
          </draw:text-box>
        </draw:frame>
        <draw:frame draw:style-name="gr3" draw:text-style-name="P1" draw:layer="layout" svg:width="28.691cm" svg:height="21.52cm" svg:x="-0.236cm" svg:y="-0.22cm">
          <draw:image xlink:href="Pictures/1000020100000D5500000A007CC689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8.036cm" svg:height="4.015cm" svg:x="0cm" svg:y="16.991cm" presentation:class="title" presentation:user-transformed="true">
          <draw:text-box>
            <text:p text:style-name="P6"><text:span text:style-name="T1">www.WeCompare.ch </text:span></text:p>
          </draw:text-box>
        </draw:frame>
        <draw:frame presentation:style-name="pr1" draw:text-style-name="P4" draw:layer="layout" svg:width="28.036cm" svg:height="4.015cm" svg:x="0.158cm" svg:y="0.049cm" presentation:class="title" presentation:user-transformed="true">
          <draw:text-box>
            <text:p text:style-name="P3"><text:span text:style-name="T2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8.036cm" svg:height="4.015cm" svg:x="0cm" svg:y="16.991cm" presentation:class="title" presentation:user-transformed="true">
          <draw:text-box>
            <text:p text:style-name="P6"><text:span text:style-name="T1">www.WeCompare.ch </text:span></text:p>
          </draw:text-box>
        </draw:frame>
        <draw:frame presentation:style-name="pr1" draw:text-style-name="P4" draw:layer="layout" svg:width="28.036cm" svg:height="4.015cm" svg:x="0.158cm" svg:y="0.049cm" presentation:class="title" presentation:user-transformed="true">
          <draw:text-box>
            <text:p text:style-name="P3"><text:span text:style-name="T2"><text:s/></text:span><text:span text:style-name="T2">WeLearned</text:span></text:p>
          </draw:text-box>
        </draw:frame>
        <draw:frame presentation:style-name="pr3" draw:text-style-name="P7" draw:layer="layout" svg:width="23.622cm" svg:height="13.462cm" svg:x="1.778cm" svg:y="4.064cm" presentation:class="title" presentation:user-transformed="true">
          <draw:text-box>
            <text:p text:style-name="P3"><text:span text:style-name="T2">Java Script</text:span><text:span text:style-name="T2"><text:line-break/></text:span><text:span text:style-name="T2">HTML</text:span><text:span text:style-name="T2"><text:line-break/></text:span><text:span text:style-name="T2">Apache</text:span><text:span text:style-name="T2"><text:line-break/></text:span><text:span text:style-name="T2">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8.025cm" svg:height="19.629cm" svg:x="-0.034cm" svg:y="1.377cm">
          <draw:image xlink:href="Pictures/20000002000002D1000001F98405D078.eps" xlink:type="simple" xlink:show="embed" xlink:actuate="onLoad">
            <text:p/>
          </draw:image>
        </draw:frame>
        <draw:frame presentation:style-name="pr1" draw:text-style-name="P4" draw:layer="layout" svg:width="28.036cm" svg:height="4.015cm" svg:x="2.19cm" svg:y="2.794cm" presentation:class="title" presentation:user-transformed="true">
          <draw:text-box>
            <text:p text:style-name="P3"><text:span text:style-name="T2">User Sta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fill-image draw:name="Fiery" xlink:href="Pictures/100000000000005E0000005EB1FC5BD3.png" xlink:type="simple" xlink:show="embed" xlink:actuate="onLoad"/>
    <draw:fill-image draw:name="Sky" xlink:href="Pictures/100000000000005E0000005E47394922.png" xlink:type="simple" xlink:show="embed" xlink:actuate="onLoad"/>
    <draw:fill-image draw:name="background" xlink:href="Pictures/1000020100000014000000143340DEF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2T13:04:06</meta:creation-date>
    <meta:editing-duration>PT1H5M3S</meta:editing-duration>
    <meta:editing-cycles>5</meta:editing-cycles>
    <dc:date>2011-12-22T14:27:57</dc:date>
    <meta:generator>LibreOffice/3.4$Unix LibreOffice_project/340m1$Build-302</meta:generator>
    <meta:document-statistic meta:object-count="47"/>
  </office:meta>
</office:document-meta>
</file>